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d95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d95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d95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d95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d95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d95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d95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d95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d95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d95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d95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d95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d95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d95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d95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d95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d95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rgenis Rafael Rodríguez Lop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699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dro Angel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9454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9.4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6" meta:non-whitespace-character-count="990"/>
    <meta:template xlink:type="simple" xlink:actuate="onRequest" xlink:title="Normal" xlink:href=""/>
  </office:meta>
</office:document-meta>
</file>